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1">Dashboard</text:span></text:p>
              </text:list-item>
              <text:list-item>
                <text:p><text:span text:style-name="T2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Alerts:</text:p>
                <text:list>
                  <text:list-item>
                    <text:p>Student needs testing</text:p>
                  </text:list-item>
                  <text:list-item>
                    <text:p>Make rpt card for student<text:tab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1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fName_________</text:p>
              </text:list-item>
              <text:list-item>
                <text:p>Lname_________</text:p>
              </text:list-item>
              <text:list-item>
                <text:p>DOB___________</text:p>
              </text:list-item>
              <text:list-item>
                <text:p>BeginDATE_____</text:p>
              </text:list-item>
              <text:list-item>
                <text:p>–---</text:p>
              </text:list-item>
              <text:list-item>
                <text:p>TestedDate______</text:p>
              </text:list-item>
              <text:list-item>
                <text:p>ScreenDate_____</text:p>
              </text:list-item>
              <text:list-item>
                <text:p>ReportCard______</text:p>
              </text:list-item>
              <text:list-item>
                <text:p>ExitDate________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test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screen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eport card (for stu)</text:p>
                <text:list>
                  <text:list-item>
                    <text:p>Student 1 earned .5 credits on this da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2">Reports</text:span></text:p>
              </text:list-item>
              <text:list-item>
                <text:p><text:span text:style-name="T1">Calendar</text:span>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July</text:p>
                <text:list>
                  <text:list-item>
                    <text:p>1 2 3 4 5 6 7</text:p>
                  </text:list-item>
                  <text:list-item>
                    <text:p>8 9 10 11 12 13 14</text:p>
                  </text:list-item>
                </text:list>
              </text:list-item>
              <text:list-item>
                <text:p>Excluded dates</text:p>
              </text:list-item>
              <text:list-item>
                <text:p>exclude a 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 schema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student</text:p>
                <text:list>
                  <text:list-item>
                    <text:p>student_id (Primary Key)</text:p>
                  </text:list-item>
                  <text:list-item>
                    <text:p>admin_id (Foreign Key)</text:p>
                  </text:list-item>
                  <text:list-item>
                    <text:p>first_name</text:p>
                  </text:list-item>
                  <text:list-item>
                    <text:p>last_name</text:p>
                  </text:list-item>
                  <text:list-item>
                    <text:p>date_of_birth</text:p>
                  </text:list-item>
                  <text:list-item>
                    <text:p>begin_date</text:p>
                  </text:list-item>
                  <text:list-item>
                    <text:p>tested_date</text:p>
                  </text:list-item>
                  <text:list-item>
                    <text:p>screened_date</text:p>
                  </text:list-item>
                  <text:list-item>
                    <text:p>report_card_date</text:p>
                  </text:list-item>
                  <text:list-item>
                    <text:p>exit_date<text:tab/>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5.808cm" svg:x="14.311cm" svg:y="4.914cm" presentation:class="outline">
          <draw:text-box>
            <text:list text:style-name="L2">
              <text:list-item>
                <text:p>exclusion_date</text:p>
                <text:list>
                  <text:list-item>
                    <text:p>exclusion_date_id (primary key)</text:p>
                  </text:list-item>
                  <text:list-item>
                    <text:p>date</text:p>
                  </text:list-item>
                  <text:list-item>
                    <text:p>nam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5.808cm" svg:x="14.311cm" svg:y="11.274cm" presentation:class="outline">
          <draw:text-box>
            <text:list text:style-name="L2">
              <text:list-item>
                <text:p>admin</text:p>
                <text:list>
                  <text:list-item>
                    <text:p>admin_id (primary Key)</text:p>
                  </text:list-item>
                  <text:list-item>
                    <text:p>username</text:p>
                  </text:list-item>
                  <text:list-item>
                    <text:p>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Test data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S1 not tested</text:p>
              </text:list-item>
              <text:list-item>
                <text:p>S2 tested, not screened </text:p>
              </text:list-item>
              <text:list-item>
                <text:p>S3 screened, not reportcarded</text:p>
              </text:list-item>
              <text:list-item>
                <text:p>S4 reportcarded, not exited</text:p>
              </text:list-item>
              <text:list-item>
                <text:p>S5 reportcarded and exited</text:p>
              </text:list-item>
              <text:list-item>
                <text:p>S6 nothing but exited</text:p>
              </text:list-item>
              <text:list-item>
                <text:p>s7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0:11:15.132511789</meta:creation-date>
    <dc:date>2014-06-25T16:48:52.646581286</dc:date>
    <meta:editing-duration>P1DT5H49M16S</meta:editing-duration>
    <meta:editing-cycles>3</meta:editing-cycles>
    <meta:generator>LibreOffice/4.1.2.3$Linux_x86 LibreOffice_project/410m0$Build-3</meta:generator>
    <meta:document-statistic meta:object-count="76"/>
  </office:meta>
</office:document-meta>
</file>